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 svg:font-family="Cons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No_20_Spacing">
      <style:text-properties fo:font-size="12pt" fo:language="fr" fo:country="CA" style:font-size-asian="12pt" style:font-size-complex="12pt"/>
    </style:style>
    <style:style style:name="P2" style:family="paragraph" style:parent-style-name="No_20_Spacing">
      <style:text-properties fo:font-size="12pt" fo:language="fr" fo:country="CA" style:text-underline-style="solid" style:text-underline-width="auto" style:text-underline-color="font-color" style:font-size-asian="12pt" style:font-size-complex="12pt"/>
    </style:style>
    <style:style style:name="P3" style:family="paragraph" style:parent-style-name="No_20_Spacing">
      <style:text-properties fo:font-size="12pt" fo:language="fr" fo:country="CA" fo:font-weight="bold" style:font-size-asian="12pt" style:font-weight-asian="bold" style:font-size-complex="12pt"/>
    </style:style>
    <style:style style:name="P4" style:family="paragraph" style:parent-style-name="No_20_Spacing">
      <style:text-properties fo:language="fr" fo:country="CA" fo:font-weight="bold" style:font-weight-asian="bold"/>
    </style:style>
    <style:style style:name="P5" style:family="paragraph" style:parent-style-name="Text_20_body">
      <style:text-properties fo:font-size="12pt" fo:language="fr" fo:country="CA" style:font-size-asian="12pt" style:font-size-complex="12pt"/>
    </style:style>
    <style:style style:name="P6" style:family="paragraph" style:parent-style-name="Heading_20_1">
      <style:paragraph-properties fo:break-before="page"/>
      <style:text-properties fo:language="fr" fo:country="CA" fo:font-weight="bold" style:font-weight-asian="bold"/>
    </style:style>
    <style:style style:name="P7" style:family="paragraph" style:parent-style-name="Heading_20_2">
      <style:text-properties fo:language="fr" fo:country="CA"/>
    </style:style>
    <style:style style:name="P8" style:family="paragraph" style:parent-style-name="Heading_20_2">
      <style:text-properties fo:language="fr" fo:country="CA" style:text-underline-style="solid" style:text-underline-width="auto" style:text-underline-color="font-color"/>
    </style:style>
    <style:style style:name="P9" style:family="paragraph" style:parent-style-name="Heading_20_2">
      <style:text-properties fo:font-size="12pt" fo:language="fr" fo:country="CA" style:text-underline-style="solid" style:text-underline-width="auto" style:text-underline-color="font-color" style:font-size-asian="12pt" style:font-size-complex="12pt"/>
    </style:style>
    <style:style style:name="P10" style:family="paragraph" style:parent-style-name="Text_20_body">
      <style:text-properties fo:font-size="12pt" fo:language="fr" fo:country="CA" style:font-size-asian="12pt" style:font-size-complex="12pt"/>
    </style:style>
    <style:style style:name="T1" style:family="text">
      <style:text-properties fo:font-size="12pt" fo:language="fr" fo:country="CA" style:font-size-asian="12pt" style:font-size-complex="12pt"/>
    </style:style>
    <style:style style:name="T2" style:family="text">
      <style:text-properties style:text-underline-style="solid" style:text-underline-width="auto" style:text-underline-color="font-color"/>
    </style:style>
    <style:style style:name="T3" style:family="text">
      <style:text-properties style:font-name="Courier New"/>
    </style:style>
    <style:style style:name="T4"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écisions d’implémentation</text:h>
      <text:h text:style-name="P8" text:outline-level="2">Décision 1: Implémentation d'une Fonction de déconnexion</text:h>
      <text:p text:style-name="P1"/>
      <text:p text:style-name="P1">La déconnexion du client au serveur comprenait quelques étapes. Pour se déconnecter du serveur, il faut arrêter l'affichage des formes si celui-ci est en cours. Ensuite, nous devons exécuter la méthode « close() » d'une instance de la classe « NetworkClient ». Cette opération doit être suivi de certaines opérations telles que de changer la valeur de variables booléennes nécessaire à l'activation/désactivation des entrées de menu.</text:p>
      <text:p text:style-name="P1"/>
      <text:p text:style-name="P1">La problématique est que ces lignes de code doivent être répétées à plusieurs endroits dans le code puisque nous voulons déconnecter le client à plusieurs moments. <text:s/>Nous avions donc deux solutions possibles. Soit on accepte la répétition de code, soit on ne l'accepte pas et on réunit ce code dans une méthode qui sera appelé quand on veut déconnecter le client.</text:p>
      <text:p text:style-name="P1"/>
      <text:p text:style-name="P1">Nous avons décidé que nous rassemblerons ces lignes de code dans une méthode « disconnectClient ». Cette méthode serait appelée au besoin. Cette méthode offre de nombreux avantages. Premièrement, elle diminue le couplage puisque le code est plus facile à maintenir. Si on veut changer les opérations entourant la déconnexion du client, nous n'avons qu'à mettre à jour les lignes de code dans la méthode « disconnectClient ». Autrement, nous aurions dû maintenir tous les autres bouts de code un à un. Ce qui augmente la difficulté de la maintenance de l'application.</text:p>
      <text:h text:style-name="P7" text:outline-level="2"><text:span text:style-name="T2">Décision 2: L'utilisation d'un lambda pour le listener d'un item de menu</text:span></text:h>
      <text:p text:style-name="P2"/>
      <text:p text:style-name="P1">Pour ajouter des déclencheurs d'événements à des « menuItem » on utilise habituellement des « ActionListener » qui sont des foncteurs que nous passons en paramètre à la fonction « addActionListener » de l'item de menu. Cela peut se faire de deux façon, nous pouvons créer une classe qui implémente ActionListener et ensuite passer une instance à la fonction addActionListener. Nous pouvons aussi tout simplement utiliser ce qu'on appelle une expression lambda ou fonction anonyme. En java un lambda correspond à une définition de classe anonyme qui, dans notre cas serait de type « ActionListener » et implémenterait la méthode « actionPerformed ».</text:p>
      <text:p text:style-name="P1"/>
      <text:p text:style-name="P1">Nous avons opté pour la solution des lambdas. Le gros avantage est celui de la proximité du code. Si un code a pour but de n'être utiliser qu'une fois, il vaut mieux le définir le plus près possible de son utilisation. Le lamda permet de déclarer le code à l'endroit précis de son utilisation.</text:p>
      <text:p text:style-name="P1"/>
      <text:p text:style-name="No_20_Spacing"><text:span text:style-name="T1">Le second avantage est que le respect de la sémantique de programmation établie. En général on créer une classe quand on veut utiliser une instance de cette classe de manière à utiliser à fond l'objet, c'est à </text:span><text:span text:style-name="T1">dire ces multiples méthodes de son interfaces publiques. Dans le cas d'une classe implémentant « ActionListener », c'est seulement une méthode qui est implémentée et celle-ci n'est utilisé que dans un cas précis. On peut donc dire que de créer une classe uniquement pour contenir un bout de code qui serait exécuter dans un gestionnaire d'événement est inefficace. </text:span></text:p>
      <text:p text:style-name="P3"/>
      <text:p text:style-name="P4">Décisions de conception</text:p>
      <text:h text:style-name="P8" text:outline-level="2">Décision 1 : La classe Shape et ses trois sous-classes : Oval, Rectangle et <text:soft-page-break/>Line</text:h>
      <text:p text:style-name="P5"/>
      <text:p text:style-name="P5">Nous avions à modéliser un système permettant d'afficher diverses formes à l'écran : des carrés, des rectangles, des cercles, des ovales et des lignes.</text:p>
      <text:p text:style-name="P5">Pour représenter cette situation, nous avons envisagé deux solutions : représenter toutes les formes à l'aide d'une classe « Polygone » ou bien définir un certain nombre de classes représentant les formes géométriques standards. </text:p>
      <text:p text:style-name="P5">Dans le premier cas, la classe « Polygone » est constitué d'un certain nombre de points reliés entre eux par des lignes. Cette solution s'avérerait à être très souple en terme d'utilisation mais peu approprié au cadre de l'exercice. En effet, les formes à dessiner sont simples. Or un concept de polygones s'avère approprié pour des formes conçues sur mesure et d'apparence varié. En d'autres mots, <text:s/>un concept de polygone est trop complexe dans le contexte d'un nombre de formes de base limité.</text:p>
      <text:p text:style-name="P5">Cette solution offre un haut niveau de cohésion fonctionnelle. Les fonctionnalités offertes par la classe permettent sans modifications de définir n'importe quelles formes géométriques. Cette solution est faible en matière de couplage. En effet, si nous voulons faciliter le dessin de formes, on aurait qu'à créer des méthodes génériques à cet effet (e.g. <text:span text:style-name="T3">makeSquare()</text:span><text:span text:style-name="T4">,</text:span><text:span text:style-name="T3"> makeTriangle()</text:span>, etc.).</text:p>
      <text:p text:style-name="P5">Nous avons eu par la suite une autre idée. Il y aurait une classe mère « Shape ». Pour les classes dérivées, on pourrait soit créer une classe pour chaque forme de base à dessiner ou agglomérer les concepts de forme similaire dans quelques classes. Après réflexions, nous avons établit des ressemblances entre les formes et compris que les classes « Rectangle », « Oval » et « Line » pouvaient englober à eux seul les 5 formes à dessiner. En effet, tout carrés est un rectangle dont la largeur égale la hauteur et tout cercles est une forme ovale avec un rayon horizontal égale au rayon vertical. </text:p>
      <text:p text:style-name="P5">Cette solution offre aussi de la cohésion fonctionnelle mais est plus spécialisé donc certaines formes ne pourraient être représenter sans nécessiter d'ajouts. <text:s/>Cependant, nous avons miser sur la rapidité et la simplicité de mise en place. De plus, ce concept se couplait bien à l'API graphique Java puisque celle-ci <text:s/>nous offrait des méthodes standards nécessitant uniquement quelques informations pour dessiner la forme.</text:p>
      <text:h text:style-name="P8" text:outline-level="2">Décision 2 : Circle et Square qui dérivent de Oval et Rectangle</text:h>
      <text:p text:style-name="P5"/>
      <text:p text:style-name="P5">L'énoncé du travail pratique recommandait d'afficher les différentes formes à l'aide de différentes afin de les différencier.</text:p>
      <text:p text:style-name="P5">Nous nous sommes posé la question de la responsabilité de définir les couleurs. Doit-on laisser le choix à l'utilisateur de la couleur des formes ou bien doit-on inclure ce choix à l'intérieur des classes. Prenons le cas où on laisse un tel choix entre les mains de l'utilisateur. Cela peut mener à des couleurs différentes entre formes de même type. Par exemple, il serait possible que l'utilisateur choisisse que certains rectangles soient rouge alors que d'autres soient de couleur orange. Ceci ne correspondrait pas à l'objectif d'avoir une couleur par forme. </text:p>
      <text:p text:style-name="P5">Si on prend le cas ou la couleur serait encapsuler à l'intérieur des classes, nous pourrions nous assurer que les formes ont leur couleur respectives.</text:p>
      <text:p text:style-name="P5">Nous avons opté pour la deuxième solution stipulant que l'utilisateur de la classe ne pourrait choisir la couleur. Nous avons donc ajouter une classe « Square » et une classe « Circle » héritant de « Oval » afin de pouvoir donner une couleur différente à ces formes. </text:p>
      <text:p text:style-name="P5"><text:soft-page-break/>Par la suite, nous avons réalisé que cette solution nous fournissait un avantage supplémentaire que nous n'avions pas prévu au départ. Le fait de créer une classe « Square » et une classe « Circle » nous offre la possibilité d'ajouter de telle validation dans le constructeur. Cette manière de faire permet la validation des données venu du serveur et du parser. Nous nous sommes dits que notre conception actuelle des formes expliquées à la décision précédente, ne pouvait pas valider les données reçue par le serveur ni celle retourné par notre classe permettant de filtrer les données. Par exemple, on ne pouvait pas valider si la hauteur et la largeur correspondait bien au type de forme à dessiner. Le serveur pourrait nous envoyer une forme « carré » ayant une largeur différente à sa hauteur et notre programme le catégoriserait. </text:p>
      <text:p text:style-name="P5"/>
      <text:h text:style-name="P9" text:outline-level="2">Décision 3 : La manière de dessiner les formes à l'écran</text:h>
      <text:p text:style-name="P5"/>
      <text:p text:style-name="P5">L'énoncé du travail pratique nous demandait de dessiner des formes à l'écran. Nous avons eu aux premiers abords une idée simple selon laquelle la responsabilité de dessiner les formes pourrait être donné à une méthode quelconque. Cette classe permettrait de dessiner les formes avec les propriétés propres à chaque forme. Cependant, nous nous sommes rendu compte qu'il serait impossible de dessiner toutes les formes sans structures conditionnelles lourdes afin de faire du transtypage descendant. En effet, nous devons utiliser des conditions pour établir quel est le type de forme à afficher et effectuer le transtypage descendant nécessaire pour pouvoir utiliser l'interface personnalisé de la forme. Ceci est un désavantage considérable en matière de couplage car si l'interface ou l’arborescence des classes changent, nous devons aller mettre à jour la méthode. Dans notre cas, c'est une seule méthode qui aurait été écrite avec une telle structure conditionnelle donc ce n'est pas très couplé mais il faut s'imaginer que si on reprend ce principe plusieurs fois, le couplage augmentera linéairement.</text:p>
      <text:p text:style-name="P5">Notre deuxième solution consistait à donner les responsabilité de dessin aux classes filles car seul celles-ci ont toutes les informations nécessaires pour se dessiner. Il s'agit en fait d'avoir une méthode <text:s text:c="2"/>disponible dans la classe « Shape » qui devra être redéfinit dans les classes filles.</text:p>
      <text:p text:style-name="P5">Au moment de mettre en place cette solution, nous <text:s/>savions qu'il fallait dessiner sur un objet Graphics puisque l'exemple de code fournit utilisait ce principe. Nous avons cependant cru que cela ne fonctionnerait pas. En effet, nous avons réalisé qu'en Java, les paramètres d'une méthode sont toujours passé en copie. Nous nous sommes alors dit que l'on ne pourrait écrire directement dans l'objet Graphics. Nous avons étudier davantage la classe Graphics pour nous rendre compte que ce n'est pas sur un objet Graphics que le dessin était fait mais bien sur objet contenu par l'objet Graphics. Or la référence de l'objet contenu est conservé même si le Graphics est copié. C'est, en d'autres mots, une copie partielle qui fait de l'objet. Donc les deux copies de l'objet Graphics dessinent sur la même zon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 svg:font-family="Cons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parent-style-name="Standard" style:default-outline-level="">
      <style:paragraph-properties fo:margin-top="0cm" fo:margin-bottom="0cm" fo:line-height="100%"/>
    </style:style>
    <style:style style:name="Heading_20_1" style:display-name="Heading 1" style:family="paragraph" style:parent-style-name="Standard" style:next-style-name="Text_20_body" style:default-outline-level="1" style:list-style-name="" style:class="text">
      <style:paragraph-properties fo:margin-top="0.529cm" fo:margin-bottom="0.071cm"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Text_20_body" style:default-outline-level="2" style:class="text">
      <style:paragraph-properties fo:margin-top="0.423cm" fo:margin-bottom="0.141cm" fo:text-align="start" style:justify-single-word="false"/>
      <style:text-properties fo:font-variant="small-caps" fo:font-size="14pt" fo:letter-spacing="0.009cm" style:font-size-asian="14pt" style:font-size-complex="14pt"/>
    </style:style>
    <style:style style:name="ListLabel_20_1" style:display-name="ListLabel 1" style:family="text"/>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uel </meta:initial-creator>
    <meta:creation-date>2011-10-09T22:02:37</meta:creation-date>
    <dc:date>2011-10-13T01:12:04</dc:date>
    <dc:creator>Samuel </dc:creator>
    <meta:editing-duration>PT11H24M45S</meta:editing-duration>
    <meta:editing-cycles>181</meta:editing-cycles>
    <meta:generator>LibreOffice/3.3$Unix LibreOffice_project/330m19$Build-401</meta:generator>
    <meta:document-statistic meta:table-count="0" meta:image-count="0" meta:object-count="0" meta:page-count="3" meta:paragraph-count="27" meta:word-count="1569" meta:character-count="9688"/>
  </office:meta>
</office:document-meta>
</file>